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451cm" svg:height="5.692cm" svg:x="4.779cm" svg:y="12.2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47cm" svg:height="4.403cm" svg:x="5.585cm" svg:y="12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7T13:17:13</meta:creation-date>
    <dc:date>2013-05-27T13:24:20</dc:date>
    <dc:creator>Lauren Scott</dc:creator>
    <meta:editing-duration>PT7M8S</meta:editing-duration>
    <meta:editing-cycles>1</meta:editing-cycles>
    <meta:document-statistic meta:object-count="2"/>
    <meta:generator>OpenOffice.org/3.3$Unix OpenOffice.org_project/330m20$Build-9567</meta:generator>
  </office:meta>
</office:document-meta>
</file>